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1.118cm"/>
    </style:style>
    <style:style style:name="Таблица2.C" style:family="table-column">
      <style:table-column-properties style:column-width="1.909cm"/>
    </style:style>
    <style:style style:name="Таблица2.D" style:family="table-column">
      <style:table-column-properties style:column-width="1.891cm"/>
    </style:style>
    <style:style style:name="Таблица2.E" style:family="table-column">
      <style:table-column-properties style:column-width="2.392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E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Таблица2.39" style:family="table-row">
      <style:table-row-properties fo:keep-together="auto"/>
    </style:style>
    <style:style style:name="Таблица2.40" style:family="table-row">
      <style:table-row-properties fo:keep-together="auto"/>
    </style:style>
    <style:style style:name="Таблица2.41" style:family="table-row">
      <style:table-row-properties fo:keep-together="auto"/>
    </style:style>
    <style:style style:name="Таблица2.42" style:family="table-row">
      <style:table-row-properties fo:keep-together="auto"/>
    </style:style>
    <style:style style:name="Таблица2.43" style:family="table-row">
      <style:table-row-properties fo:keep-together="auto"/>
    </style:style>
    <style:style style:name="Таблица2.44" style:family="table-row">
      <style:table-row-properties fo:keep-together="auto"/>
    </style:style>
    <style:style style:name="Таблица2.45" style:family="table-row">
      <style:table-row-properties fo:keep-together="auto"/>
    </style:style>
    <style:style style:name="Таблица2.46" style:family="table-row">
      <style:table-row-properties fo:keep-together="auto"/>
    </style:style>
    <style:style style:name="Таблица2.47" style:family="table-row">
      <style:table-row-properties fo:keep-together="auto"/>
    </style:style>
    <style:style style:name="Таблица2.48" style:family="table-row">
      <style:table-row-properties fo:keep-together="auto"/>
    </style:style>
    <style:style style:name="Таблица2.49" style:family="table-row">
      <style:table-row-properties fo:keep-together="auto"/>
    </style:style>
    <style:style style:name="Таблица2.50" style:family="table-row">
      <style:table-row-properties fo:keep-together="auto"/>
    </style:style>
    <style:style style:name="Таблица2.51" style:family="table-row">
      <style:table-row-properties fo:keep-together="auto"/>
    </style:style>
    <style:style style:name="Таблица2.52" style:family="table-row">
      <style:table-row-properties fo:keep-together="auto"/>
    </style:style>
    <style:style style:name="Таблица2.53" style:family="table-row">
      <style:table-row-properties fo:keep-together="auto"/>
    </style:style>
    <style:style style:name="Таблица2.54" style:family="table-row">
      <style:table-row-properties fo:keep-together="auto"/>
    </style:style>
    <style:style style:name="Таблица2.55" style:family="table-row">
      <style:table-row-properties fo:keep-together="auto"/>
    </style:style>
    <style:style style:name="Таблица2.56" style:family="table-row">
      <style:table-row-properties fo:keep-together="auto"/>
    </style:style>
    <style:style style:name="Таблица2.57" style:family="table-row">
      <style:table-row-properties fo:keep-together="auto"/>
    </style:style>
    <style:style style:name="Таблица2.58" style:family="table-row">
      <style:table-row-properties fo:keep-together="auto"/>
    </style:style>
    <style:style style:name="Таблица2.59" style:family="table-row">
      <style:table-row-properties fo:keep-together="auto"/>
    </style:style>
    <style:style style:name="Таблица2.60" style:family="table-row">
      <style:table-row-properties fo:keep-together="auto"/>
    </style:style>
    <style:style style:name="Таблица2.61" style:family="table-row">
      <style:table-row-properties fo:keep-together="auto"/>
    </style:style>
    <style:style style:name="Таблица2.62" style:family="table-row">
      <style:table-row-properties fo:keep-together="auto"/>
    </style:style>
    <style:style style:name="Таблица2.63" style:family="table-row">
      <style:table-row-properties fo:keep-together="auto"/>
    </style:style>
    <style:style style:name="Таблица2.64" style:family="table-row">
      <style:table-row-properties fo:keep-together="auto"/>
    </style:style>
    <style:style style:name="Таблица2.65" style:family="table-row">
      <style:table-row-properties fo:keep-together="auto"/>
    </style:style>
    <style:style style:name="Таблица2.66" style:family="table-row">
      <style:table-row-properties fo:keep-together="auto"/>
    </style:style>
    <style:style style:name="Таблица2.67" style:family="table-row">
      <style:table-row-properties fo:keep-together="auto"/>
    </style:style>
    <style:style style:name="Таблица2.68" style:family="table-row">
      <style:table-row-properties fo:keep-together="auto"/>
    </style:style>
    <style:style style:name="Таблица2.69" style:family="table-row">
      <style:table-row-properties fo:keep-together="auto"/>
    </style:style>
    <style:style style:name="Таблица2.70" style:family="table-row">
      <style:table-row-properties fo:keep-together="auto"/>
    </style:style>
    <style:style style:name="Таблица2.71" style:family="table-row">
      <style:table-row-properties fo:keep-together="auto"/>
    </style:style>
    <style:style style:name="Таблица2.72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text-properties fo:font-size="13pt" fo:language="uk" fo:country="UA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4pt" fo:language="uk" fo:country="UA" officeooo:paragraph-rsid="001dad7b" style:font-name-asian="Symbol" style:font-size-asian="14pt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fo:language="uk" fo:country="UA" officeooo:paragraph-rsid="001dad7b" style:font-name-asian="Symbol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1dad7b" style:font-name-asian="Symbol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10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0d5e5" officeooo:paragraph-rsid="0020d5e5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2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fo:font-weight="bold" officeooo:paragraph-rsid="001dad7b" style:font-name-asian="Symbol" style:font-size-asian="13pt" style:language-asian="ru" style:country-asian="RU" style:font-weight-asian="bold" style:font-size-complex="13pt"/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24" style:family="paragraph" style:parent-style-name="Standard">
      <style:paragraph-properties fo:margin-left="-0.025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2pt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6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fo:background-color="#ffffff" loext:char-shading-value="0" style:font-size-complex="12pt"/>
    </style:style>
    <style:style style:name="T5" style:family="text">
      <style:text-properties fo:color="#000000" fo:font-size="13pt" fo:background-color="#ffffff" loext:char-shading-value="0" style:font-size-asian="13pt" style:font-size-complex="13pt"/>
    </style:style>
    <style:style style:name="T6" style:family="text">
      <style:text-properties fo:color="#000000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9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A1" office:value-type="string">
            <text:p text:style-name="P4">Години в класі</text:p>
          </table:table-cell>
          <table:table-cell table:style-name="Таблица2.A1" office:value-type="string">
            <text:p text:style-name="P4"/>
          </table:table-cell>
          <table:table-cell table:style-name="Таблица2.E1" office:value-type="string">
            <text:p text:style-name="P3">Години для самост. навчання</text:p>
          </table:table-cell>
        </table:table-row>
        <table:table-row table:style-name="Таблица2.3">
          <table:table-cell table:style-name="Таблица2.A2" office:value-type="string">
            <text:list xml:id="list3875126053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8"><text:span text:style-name="T7">Вступ. </text:span><text:span text:style-name="apple-style-span"><text:span text:style-name="T5">Правила безпеки життєдіяльності в комп’ютерному класі.</text:span></text:span></text:p>
          </table:table-cell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2</text:p>
          </table:table-cell>
        </table:table-row>
        <table:table-row table:style-name="Таблица2.3">
          <table:table-cell table:style-name="Таблица2.A2" office:value-type="string">
            <text:list xml:id="list18410806299734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Введення в інформаційні технології (ІТ)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9">
          <table:table-cell table:style-name="Таблица2.A2" office:value-type="string">
            <text:list xml:id="list18410789474179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1. Знайомство з персональним комп'ютером. </text:p>
          </table:table-cell>
          <table:table-cell table:style-name="Таблица2.A2" office:value-type="string">
            <text:p text:style-name="P11">6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6</text:p>
          </table:table-cell>
        </table:table-row>
        <table:table-row table:style-name="Таблица2.9">
          <table:table-cell table:style-name="Таблица2.A2" office:value-type="string">
            <text:list xml:id="list184107081972093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Опис комп'ютерної системи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9">
          <table:table-cell table:style-name="Таблица2.A2" office:value-type="string">
            <text:list xml:id="list18410771991215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Ознайомлення з назвами, призначенням і характеристиками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9">
          <table:table-cell table:style-name="Таблица2.A2" office:value-type="string">
            <text:list xml:id="list18410774407152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Вибір компонентів комп’ютера для заміни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9">
          <table:table-cell table:style-name="Таблица2.A2" office:value-type="string">
            <text:list xml:id="list184108742860270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Комплектації спеціалізованих комп’ютерних систем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9">
          <table:table-cell table:style-name="Таблица2.A2" office:value-type="string">
            <text:list xml:id="list184108321806994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Ознайомлення</text:span></text:span><text:span text:style-name="apple-style-span"><text:span text:style-name="T6"> з системними ресурсами та їх призначенням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5">
          <table:table-cell table:style-name="Таблица2.A2" office:value-type="string">
            <text:list xml:id="list18410712539109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2. Безпека життєдіяльності. Безпечні лабораторні процедури та використання інструментів.</text:p>
          </table:table-cell>
          <table:table-cell table:style-name="Таблица2.A2" office:value-type="string">
            <text:p text:style-name="P11">6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6</text:p>
          </table:table-cell>
        </table:table-row>
        <table:table-row table:style-name="Таблица2.15">
          <table:table-cell table:style-name="Таблица2.A2" office:value-type="string">
            <text:list xml:id="list184107389679108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4">Пояснення</text:span></text:span><text:span text:style-name="apple-style-span"><text:span text:style-name="T6"> важливості </text:span></text:span><text:span text:style-name="apple-style-span"><text:span text:style-name="T4">забезпечення</text:span></text:span><text:span text:style-name="apple-style-span"><text:span text:style-name="T6"> безпечних умов праці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5">
          <table:table-cell table:style-name="Таблица2.A2" office:value-type="string">
            <text:list xml:id="list18410702112851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6">Ознайомлення</text:span></text:span><text:span text:style-name="apple-style-span"><text:span text:style-name="T4"> з потенційними небезпеками та способами їх усунення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5">
          <table:table-cell table:style-name="Таблица2.A2" office:value-type="string">
            <text:list xml:id="list18410884143346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6">Ознайомлення</text:span></text:span><text:span text:style-name="apple-style-span"><text:span text:style-name="T4"> з засобами для профілактичних робіт та їх призначенням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5">
          <table:table-cell table:style-name="Таблица2.A2" office:value-type="string">
            <text:list xml:id="list18410780709281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6">Правила та </text:span></text:span><text:span text:style-name="apple-style-span"><text:span text:style-name="T4">демонстрація</text:span></text:span><text:span text:style-name="apple-style-span"><text:span text:style-name="T6"> правильного</text:span></text:span><text:span text:style-name="apple-style-span"><text:span text:style-name="T4"> використання відповідних інструментів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15">
          <table:table-cell table:style-name="Таблица2.A2" office:value-type="string">
            <text:list xml:id="list184108086410238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4"><text:span text:style-name="apple-style-span"><text:span text:style-name="T6">Правила та </text:span></text:span><text:span text:style-name="apple-style-span"><text:span text:style-name="T4">демонстрація підтримки чистоти комп'ютерів всередині та зовні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8917230554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3. Складання комп'ютера - покрокові інструкції.</text:p>
          </table:table-cell>
          <table:table-cell table:style-name="Таблица2.A2" office:value-type="string">
            <text:p text:style-name="P11">8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8</text:p>
          </table:table-cell>
        </table:table-row>
        <table:table-row table:style-name="Таблица2.23">
          <table:table-cell table:style-name="Таблица2.A2" office:value-type="string">
            <text:list xml:id="list18410756555834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1"><text:span text:style-name="apple-style-span"><text:span text:style-name="T6">Правила відкриття корпусу персонального комп’ютера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689468694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Встановлення блоку живлення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793958376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Підключення компонентів до материнської плати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738232435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Встановлення</text:span></text:span><text:span text:style-name="apple-style-span"><text:span text:style-name="T6"> внутрішніх дисків, дисководів в зовнішні відсіки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724860196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6">Інструкції під’єднання кабелів даних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727959818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6">Первісне завантаження комп'ютера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3">
          <table:table-cell table:style-name="Таблица2.A2" office:value-type="string">
            <text:list xml:id="list18410839725114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8">Оновлення та встановлення пристроїв введення та </text:span></text:span><text:soft-page-break/><text:span text:style-name="apple-style-span"><text:span text:style-name="T8">виведення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25">
          <table:table-cell table:style-name="Таблица2.A2" office:value-type="string">
            <text:list xml:id="list184108245553850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4. Огляд профілактичного обслуговування.</text:p>
          </table:table-cell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2</text:p>
          </table:table-cell>
        </table:table-row>
        <table:table-row table:style-name="Таблица2.25">
          <table:table-cell table:style-name="Таблица2.A2" office:value-type="string">
            <text:list xml:id="list184108433921918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6">Процес пошуку та усунення несправностей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755192583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5. Операційні системи.</text:p>
          </table:table-cell>
          <table:table-cell table:style-name="Таблица2.A2" office:value-type="string">
            <text:p text:style-name="P11">8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8</text:p>
          </table:table-cell>
        </table:table-row>
        <table:table-row table:style-name="Таблица2.33">
          <table:table-cell table:style-name="Таблица2.A2" office:value-type="string">
            <text:list xml:id="list184106956882258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Призначення операційної системи (ОС)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847838954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Опис і порівняння операційних систем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694882758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Оновлення операційних систем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8687269463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Пояснення концепцій операційних систем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836599725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Встановлення</text:span></text:span><text:span text:style-name="apple-style-span"><text:span text:style-name="T6"> операційної системи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7799138540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Опис</text:span></text:span><text:span text:style-name="apple-style-span"><text:span text:style-name="T6"> </text:span></text:span><text:span text:style-name="apple-style-span"><text:span text:style-name="T4">варіантів вибіркового встановлення ОС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3">
          <table:table-cell table:style-name="Таблица2.A2" office:value-type="string">
            <text:list xml:id="list184107594131074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Засоби відновлення системи: 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9">
          <table:table-cell table:style-name="Таблица2.A2" office:value-type="string">
            <text:list xml:id="list18410785620494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6. Мережі.</text:p>
          </table:table-cell>
          <table:table-cell table:style-name="Таблица2.A2" office:value-type="string">
            <text:p text:style-name="P11">6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6</text:p>
          </table:table-cell>
        </table:table-row>
        <table:table-row table:style-name="Таблица2.39">
          <table:table-cell table:style-name="Таблица2.A2" office:value-type="string">
            <text:list xml:id="list18410705942952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Ідентифікація мереж. Типи мереж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9">
          <table:table-cell table:style-name="Таблица2.A2" office:value-type="string">
            <text:list xml:id="list18410819377742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Основні поняття і технології організації мереж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9">
          <table:table-cell table:style-name="Таблица2.A2" office:value-type="string">
            <text:list xml:id="list18410812583750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Основні поняття і технології організації мереж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9">
          <table:table-cell table:style-name="Таблица2.A2" office:value-type="string">
            <text:list xml:id="list18410715343040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Фізичні компоненти мережі: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39">
          <table:table-cell table:style-name="Таблица2.A2" office:value-type="string">
            <text:list xml:id="list18410721847813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<text:span text:style-name="apple-style-span"><text:span text:style-name="T4">Топології мереж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42">
          <table:table-cell table:style-name="Таблица2.A2" office:value-type="string">
            <text:list xml:id="list18410694223767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7. Ноутбуки.</text:p>
          </table:table-cell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5</text:p>
          </table:table-cell>
        </table:table-row>
        <table:table-row table:style-name="Таблица2.42">
          <table:table-cell table:style-name="Таблица2.A2" office:value-type="string">
            <text:list xml:id="list184107870178914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4">Порівняння та відмінності настільних та портативних</text:span></text:span><text:span text:style-name="apple-style-span"><text:span text:style-name="T6"> комп’ютерів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42">
          <table:table-cell table:style-name="Таблица2.A2" office:value-type="string">
            <text:list xml:id="list18410779286422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5">Порівняння<text:span text:style-name="apple-style-span"><text:span text:style-name="T6"> типів моніторів. 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45">
          <table:table-cell table:style-name="Таблица2.A2" office:value-type="string">
            <text:list xml:id="list18410757099202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8. Мобільні пристрої.</text:p>
          </table:table-cell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5</text:p>
          </table:table-cell>
        </table:table-row>
        <table:table-row table:style-name="Таблица2.45">
          <table:table-cell table:style-name="Таблица2.A2" office:value-type="string">
            <text:list xml:id="list18410859753542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4">Устаткування мобільних пристроїв: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45">
          <table:table-cell table:style-name="Таблица2.A2" office:value-type="string">
            <text:list xml:id="list18410864504606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4">Порівняння сенсорних інтерфейсів Android та іOS: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48">
          <table:table-cell table:style-name="Таблица2.A2" office:value-type="string">
            <text:list xml:id="list18410763810866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9. Принтери.</text:p>
          </table:table-cell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5</text:p>
          </table:table-cell>
        </table:table-row>
        <table:table-row table:style-name="Таблица2.48">
          <table:table-cell table:style-name="Таблица2.A2" office:value-type="string">
            <text:list xml:id="list18410860851070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Загальні функції, характеристики і можливості принтерів. 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48">
          <table:table-cell table:style-name="Таблица2.A2" office:value-type="string">
            <text:list xml:id="list18410759946782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4">Взаємодії принтера з комп'ютером. 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52">
          <table:table-cell table:style-name="Таблица2.A2" office:value-type="string">
            <text:list xml:id="list18410767323536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10. Основи комп’ютерної безпеки. <text:s/></text:p>
          </table:table-cell>
          <table:table-cell table:style-name="Таблица2.A2" office:value-type="string">
            <text:p text:style-name="P11">4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4</text:p>
          </table:table-cell>
        </table:table-row>
        <table:table-row table:style-name="Таблица2.52">
          <table:table-cell table:style-name="Таблица2.A2" office:value-type="string">
            <text:list xml:id="list18410830286705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Комп’ютерна злочинність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52">
          <table:table-cell table:style-name="Таблица2.A2" office:value-type="string">
            <text:list xml:id="list18410710477171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Процедури безпеки. Політики безпеки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52">
          <table:table-cell table:style-name="Таблица2.A2" office:value-type="string">
            <text:list xml:id="list18410862845531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Захист фізичного обладнання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54">
          <table:table-cell table:style-name="Таблица2.A2" office:value-type="string">
            <text:list xml:id="list184108800851815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11. ІТ-спеціаліст.</text:p>
          </table:table-cell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2</text:p>
          </table:table-cell>
        </table:table-row>
        <table:table-row table:style-name="Таблица2.54">
          <table:table-cell table:style-name="Таблица2.A2" office:value-type="string">
            <text:list xml:id="list18410775222224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3">ІТ-спеціаліст та комунікаційні навички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0">
          <table:table-cell table:style-name="Таблица2.A2" office:value-type="string">
            <text:list xml:id="list18410832286158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Модуль 12. Пошук і усунення складних неполадок.</text:p>
          </table:table-cell>
          <table:table-cell table:style-name="Таблица2.A2" office:value-type="string">
            <text:p text:style-name="P11">6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6</text:p>
          </table:table-cell>
        </table:table-row>
        <text:soft-page-break/>
        <table:table-row table:style-name="Таблица2.60">
          <table:table-cell table:style-name="Таблица2.A2" office:value-type="string">
            <text:list xml:id="list18410803362430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4">Компоненти комп'ютера і периферійні пристрої.</text:span></text:span>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0">
          <table:table-cell table:style-name="Таблица2.A2" office:value-type="string">
            <text:list xml:id="list184107337953972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8">Застосування процедури пошуку та усунення неполадок операційних систем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0">
          <table:table-cell table:style-name="Таблица2.A2" office:value-type="string">
            <text:list xml:id="list184107021174431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9">Застосування процедури пошуку та усунення неполадок мереж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0">
          <table:table-cell table:style-name="Таблица2.A2" office:value-type="string">
            <text:list xml:id="list18410742554089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9">Застосування процедури пошуку та усунення неполадок принтерів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0">
          <table:table-cell table:style-name="Таблица2.A2" office:value-type="string">
            <text:list xml:id="list184107249123854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9">Застосування процедури пошуку та усунення неполадок забезпечення безпеки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4">
          <table:table-cell table:style-name="Таблица2.A2" office:value-type="string">
            <text:list xml:id="list18410882437074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Підсумковий залік.</text:p>
          </table:table-cell>
          <table:table-cell table:style-name="Таблица2.A2" office:value-type="string">
            <text:p text:style-name="P11">4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2</text:p>
          </table:table-cell>
        </table:table-row>
        <table:table-row table:style-name="Таблица2.64">
          <table:table-cell table:style-name="Таблица2.A2" office:value-type="string">
            <text:list xml:id="list184107931249113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6">Повторення матеріалу курсу. 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4">
          <table:table-cell table:style-name="Таблица2.A2" office:value-type="string">
            <text:list xml:id="list184107568680186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6">Повторення матеріалу курсу. 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4">
          <table:table-cell table:style-name="Таблица2.A2" office:value-type="string">
            <text:list xml:id="list184108127071643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6">Повторення матеріалу курсу. 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6">
          <table:table-cell table:style-name="Таблица2.A2" office:value-type="string">
            <text:list xml:id="list184107904656004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Зворотній зв’язок та узагальнення матеріалу курсу.</text:p>
          </table:table-cell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2</text:p>
          </table:table-cell>
        </table:table-row>
        <table:table-row table:style-name="Таблица2.66">
          <table:table-cell table:style-name="Таблица2.A2" office:value-type="string">
            <text:list xml:id="list184108629628813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26">Анкетування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68">
          <table:table-cell table:style-name="Таблица2.A2" office:value-type="string">
            <text:list xml:id="list18410795388787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Отримання сертифікатів.</text:p>
          </table:table-cell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0</text:p>
          </table:table-cell>
        </table:table-row>
        <table:table-row table:style-name="Таблица2.68">
          <table:table-cell table:style-name="Таблица2.A2" office:value-type="string">
            <text:list xml:id="list184108354094609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7">Отримання сертифікатів.</text:p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71">
          <table:table-cell table:style-name="Таблица2.A2" office:value-type="string">
            <text:list xml:id="list18410734664364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>Резерв. </text:p>
          </table:table-cell>
          <table:table-cell table:style-name="Таблица2.A2" office:value-type="string">
            <text:p text:style-name="P13">2</text:p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>1</text:p>
          </table:table-cell>
        </table:table-row>
        <table:table-row table:style-name="Таблица2.71">
          <table:table-cell table:style-name="Таблица2.A2" office:value-type="string">
            <text:list xml:id="list184107101516273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71">
          <table:table-cell table:style-name="Таблица2.A2" office:value-type="string">
            <text:list xml:id="list184108530782087" text:continue-numbering="true" text:style-name="WW8Num13">
              <text:list-item>
                <text:p text:style-name="P10"/>
              </text:list-item>
            </text:list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1"/>
          </table:table-cell>
          <table:table-cell table:style-name="Таблица2.A2" office:value-type="string">
            <text:p text:style-name="P11"/>
          </table:table-cell>
          <table:table-cell table:style-name="Таблица2.E2" office:value-type="string">
            <text:p text:style-name="P11"/>
          </table:table-cell>
        </table:table-row>
        <table:table-row table:style-name="Таблица2.72">
          <table:table-cell table:style-name="Таблица2.A2" table:number-columns-spanned="2" office:value-type="string">
            <text:p text:style-name="P12">Усього годин</text:p>
          </table:table-cell>
          <table:covered-table-cell/>
          <table:table-cell table:style-name="Таблица2.A2" office:value-type="string">
            <text:p text:style-name="P20"><field:fieldmark-start text:name="__Fieldmark__239_289423422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  <table:table-cell table:style-name="Таблица2.A2" office:value-type="string">
            <text:p text:style-name="P20"/>
          </table:table-cell>
          <table:table-cell table:style-name="Таблица2.E2" office:value-type="string">
            <text:p text:style-name="P20"><field:fieldmark-start text:name="__Fieldmark__245_289423422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16:04.335137235</meta:creation-date>
    <dc:date>2018-01-23T18:41:06.537838387</dc:date>
    <meta:editing-duration>PT3M6S</meta:editing-duration>
    <meta:editing-cycles>3</meta:editing-cycles>
    <meta:generator>LibreOffice/5.4.4.2$Linux_X86_64 LibreOffice_project/40m0$Build-2</meta:generator>
    <meta:document-statistic meta:table-count="1" meta:image-count="0" meta:object-count="0" meta:page-count="3" meta:paragraph-count="179" meta:word-count="447" meta:character-count="3142" meta:non-whitespace-character-count="2867"/>
  </office:meta>
</office:document-meta>
</file>